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34c" officeooo:paragraph-rsid="0011234c"/>
    </style:style>
    <style:style style:name="P2" style:family="paragraph" style:parent-style-name="Standard">
      <style:text-properties officeooo:rsid="0013752e" officeooo:paragraph-rsid="0013752e"/>
    </style:style>
    <style:style style:name="P3" style:family="paragraph" style:parent-style-name="Standard">
      <style:text-properties officeooo:rsid="0014e839" officeooo:paragraph-rsid="0014e839"/>
    </style:style>
    <style:style style:name="P4" style:family="paragraph" style:parent-style-name="Standard">
      <style:text-properties officeooo:rsid="0015d24f" officeooo:paragraph-rsid="0015d24f"/>
    </style:style>
    <style:style style:name="P5" style:family="paragraph" style:parent-style-name="Standard">
      <style:text-properties officeooo:rsid="0015d24f" officeooo:paragraph-rsid="0015d24f" fo:background-color="#ffff00"/>
    </style:style>
    <style:style style:name="P6" style:family="paragraph" style:parent-style-name="Standard">
      <style:text-properties officeooo:paragraph-rsid="0015d24f"/>
    </style:style>
    <style:style style:name="P7" style:family="paragraph" style:parent-style-name="Standard">
      <style:text-properties officeooo:rsid="0015d24f" officeooo:paragraph-rsid="0015d24f" fo:background-color="#ffcc00"/>
    </style:style>
    <style:style style:name="P8" style:family="paragraph" style:parent-style-name="Standard">
      <style:text-properties officeooo:rsid="00175f43" officeooo:paragraph-rsid="00175f43"/>
    </style:style>
    <style:style style:name="T1" style:family="text">
      <style:text-properties officeooo:rsid="0015d24f"/>
    </style:style>
    <style:style style:name="T2" style:family="text">
      <style:text-properties officeooo:rsid="0015d4fa"/>
    </style:style>
    <style:style style:name="T3" style:family="text">
      <style:text-properties fo:background-color="#00cc00" loext:char-shading-value="0"/>
    </style:style>
    <style:style style:name="T4" style:family="text">
      <style:text-properties officeooo:rsid="0015d4fa" fo:background-color="#00cc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</text:p>
      <text:p text:style-name="P1"/>
      <text:p text:style-name="P1"><text:span text:style-name="T2">CODE MINIMAL </text:span>HTML </text:p>
      <text:p text:style-name="P5">&lt;!DOCTYPE html&gt; <text:s/><text:span text:style-name="T3"><text:s/></text:span><text:span text:style-name="T4">Déclaration html5</text:span></text:p>
      <text:p text:style-name="P5">&lt;html&gt;</text:p>
      <text:p text:style-name="P5"><text:s text:c="2"/>&lt;head&gt;</text:p>
      <text:p text:style-name="P5"><text:s text:c="4"/>&lt;meta charset="utf-8"&gt; </text:p>
      <text:p text:style-name="P5"><text:s text:c="4"/>&lt;title&gt;&lt;/title&gt;<text:span text:style-name="T4">Afficher le titre de la page</text:span></text:p>
      <text:p text:style-name="P5"><text:s text:c="2"/>&lt;/head&gt;</text:p>
      <text:p text:style-name="P5"><text:s text:c="2"/>&lt;body&gt;</text:p>
      <text:p text:style-name="P5"><text:s text:c="2"/>&lt;/body&gt;</text:p>
      <text:p text:style-name="P5">&lt;/html&gt;</text:p>
      <text:p text:style-name="P1"><text:a xlink:type="simple" xlink:href="https://www.codecademy.com/fr/learn/learn-the-command-line" text:style-name="Internet_20_link" text:visited-style-name="Visited_20_Internet_20_Link"/></text:p>
      <text:p text:style-name="P1"/>
      <text:p text:style-name="P3">BALISE lorem dans p pour écrire dans paragraphe dans le but de visualiser le contenu de la paragraphe</text:p>
      <text:p text:style-name="P1"/>
      <text:p text:style-name="P4">w3schools c’est un peu la bibliothèque des développeurs</text:p>
      <text:p text:style-name="P4"><text:a xlink:type="simple" xlink:href="http://www.w3schools.com/" text:style-name="Internet_20_link" text:visited-style-name="Visited_20_Internet_20_Link">http://www.w3schools.com/</text:a></text:p>
      <text:p text:style-name="P4">espace de validation</text:p>
      <text:p text:style-name="P4"/>
      <text:p text:style-name="P7">Markup Validation Selon les critères de W3C</text:p>
      <text:p text:style-name="P4">Pour chercher les erreurs dans les sites</text:p>
      <text:p text:style-name="P6"><text:span text:style-name="T1">rW3C :</text:span>qui se charge des nouvelles versions de HTML et CSS notamment</text:p>
      <text:p text:style-name="P4">C<text:span text:style-name="T2">ode propre pour l’indendation</text:span></text:p>
      <text:p text:style-name="P8">Suivre les règles de W3C permet d’avoir un bon positionnement lors de la recherche de google</text:p>
      <text:p text:style-name="P8"><text:a xlink:type="simple" xlink:href="https://validator.w3.org/" text:style-name="Internet_20_link" text:visited-style-name="Visited_20_Internet_20_Link">https://validator.w3.org/</text:a>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4:24:04.528584539</meta:creation-date>
    <dc:date>2017-02-08T14:51:17.222064103</dc:date>
    <meta:editing-duration>PT7M30S</meta:editing-duration>
    <meta:editing-cycles>2</meta:editing-cycles>
    <meta:generator>LibreOffice/5.2.2.2$Linux_x86 LibreOffice_project/20m0$Build-2</meta:generator>
    <meta:document-statistic meta:table-count="0" meta:image-count="0" meta:object-count="0" meta:page-count="1" meta:paragraph-count="21" meta:word-count="99" meta:character-count="673" meta:non-whitespace-character-count="575"/>
  </office:meta>
</office:document-meta>
</file>